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dd92" officeooo:paragraph-rsid="001edd92"/>
    </style:style>
    <style:style style:name="P2" style:family="paragraph" style:parent-style-name="Standard">
      <style:paragraph-properties fo:text-align="center" style:justify-single-word="false"/>
      <style:text-properties officeooo:rsid="001edd92" officeooo:paragraph-rsid="001edd92"/>
    </style:style>
    <style:style style:name="P3" style:family="paragraph" style:parent-style-name="Standard" style:list-style-name="L1">
      <style:text-properties officeooo:rsid="001edd92" officeooo:paragraph-rsid="001edd92"/>
    </style:style>
    <style:style style:name="P4" style:family="paragraph" style:parent-style-name="Standard">
      <style:text-properties officeooo:rsid="0020a0bd" officeooo:paragraph-rsid="0020a0bd"/>
    </style:style>
    <style:style style:name="P5" style:family="paragraph" style:parent-style-name="Standard">
      <style:text-properties officeooo:rsid="00227635" officeooo:paragraph-rsid="00227635"/>
    </style:style>
    <style:style style:name="P6" style:family="paragraph" style:parent-style-name="Standard">
      <style:text-properties officeooo:rsid="0022f181" officeooo:paragraph-rsid="0022f181"/>
    </style:style>
    <style:style style:name="P7" style:family="paragraph" style:parent-style-name="Standard" style:list-style-name="L2">
      <style:text-properties officeooo:rsid="0022f181" officeooo:paragraph-rsid="0024cae4"/>
    </style:style>
    <style:style style:name="P8" style:family="paragraph" style:parent-style-name="Standard">
      <style:text-properties officeooo:rsid="00243f89" officeooo:paragraph-rsid="00243f89"/>
    </style:style>
    <style:style style:name="P9" style:family="paragraph" style:parent-style-name="Standard">
      <style:text-properties officeooo:rsid="0024cae4" officeooo:paragraph-rsid="0024cae4"/>
    </style:style>
    <style:style style:name="P10" style:family="paragraph" style:parent-style-name="Standard" style:list-style-name="L2">
      <style:text-properties officeooo:rsid="0024cae4" officeooo:paragraph-rsid="0024cae4"/>
    </style:style>
    <style:style style:name="P11" style:family="paragraph" style:parent-style-name="Standard">
      <style:text-properties officeooo:rsid="0024cae4" officeooo:paragraph-rsid="00260667"/>
    </style:style>
    <style:style style:name="P12" style:family="paragraph" style:parent-style-name="Standard" style:list-style-name="L3">
      <style:text-properties officeooo:rsid="00260667" officeooo:paragraph-rsid="00260667"/>
    </style:style>
    <style:style style:name="P13" style:family="paragraph" style:parent-style-name="Standard">
      <style:text-properties officeooo:rsid="00260667" officeooo:paragraph-rsid="00260667"/>
    </style:style>
    <style:style style:name="P14" style:family="paragraph" style:parent-style-name="Standard">
      <style:text-properties officeooo:rsid="00260667" officeooo:paragraph-rsid="0034f557"/>
    </style:style>
    <style:style style:name="P15" style:family="paragraph" style:parent-style-name="Standard">
      <style:text-properties officeooo:rsid="002642a5" officeooo:paragraph-rsid="00279a3d"/>
    </style:style>
    <style:style style:name="P16" style:family="paragraph" style:parent-style-name="Standard">
      <style:text-properties officeooo:rsid="00292d5e" officeooo:paragraph-rsid="00292d5e"/>
    </style:style>
    <style:style style:name="P17" style:family="paragraph" style:parent-style-name="Standard">
      <style:text-properties officeooo:rsid="002b0914" officeooo:paragraph-rsid="002b0914"/>
    </style:style>
    <style:style style:name="P18" style:family="paragraph" style:parent-style-name="Standard">
      <style:text-properties officeooo:rsid="002b0914" officeooo:paragraph-rsid="002c25a8"/>
    </style:style>
    <style:style style:name="P19" style:family="paragraph" style:parent-style-name="Standard">
      <style:text-properties officeooo:rsid="002b0914" officeooo:paragraph-rsid="002df156"/>
    </style:style>
    <style:style style:name="P20" style:family="paragraph" style:parent-style-name="Standard">
      <style:text-properties officeooo:rsid="002c25a8" officeooo:paragraph-rsid="002c25a8"/>
    </style:style>
    <style:style style:name="P21" style:family="paragraph" style:parent-style-name="Standard">
      <style:text-properties officeooo:rsid="002df156" officeooo:paragraph-rsid="002df156"/>
    </style:style>
    <style:style style:name="P22" style:family="paragraph" style:parent-style-name="Standard">
      <style:text-properties officeooo:rsid="002f8ffe" officeooo:paragraph-rsid="002f8ffe"/>
    </style:style>
    <style:style style:name="P23" style:family="paragraph" style:parent-style-name="Standard">
      <style:text-properties officeooo:rsid="003021be" officeooo:paragraph-rsid="003021be"/>
    </style:style>
    <style:style style:name="P24" style:family="paragraph" style:parent-style-name="Standard" style:list-style-name="L4">
      <style:text-properties officeooo:rsid="003021be" officeooo:paragraph-rsid="003021be"/>
    </style:style>
    <style:style style:name="P25" style:family="paragraph" style:parent-style-name="Standard">
      <style:text-properties fo:font-size="15pt" fo:font-weight="bold" officeooo:rsid="003021be" officeooo:paragraph-rsid="003021be" style:font-size-asian="15pt" style:font-weight-asian="bold" style:font-size-complex="15pt" style:font-weight-complex="bold"/>
    </style:style>
    <style:style style:name="P26" style:family="paragraph" style:parent-style-name="Standard">
      <style:text-properties officeooo:rsid="0031d78d" officeooo:paragraph-rsid="0031d78d"/>
    </style:style>
    <style:style style:name="P27" style:family="paragraph" style:parent-style-name="Standard">
      <style:text-properties officeooo:rsid="0031d78d" officeooo:paragraph-rsid="0032a0f0"/>
    </style:style>
    <style:style style:name="P28" style:family="paragraph" style:parent-style-name="Standard">
      <style:text-properties officeooo:rsid="0032a0f0" officeooo:paragraph-rsid="0032a0f0"/>
    </style:style>
    <style:style style:name="P29" style:family="paragraph" style:parent-style-name="Standard">
      <style:text-properties officeooo:rsid="0034a039" officeooo:paragraph-rsid="0034a039"/>
    </style:style>
    <style:style style:name="P30" style:family="paragraph" style:parent-style-name="Standard">
      <style:paragraph-properties fo:text-align="center" style:justify-single-word="false"/>
      <style:text-properties officeooo:rsid="00377be5" officeooo:paragraph-rsid="00377be5"/>
    </style:style>
    <style:style style:name="P31" style:family="paragraph" style:parent-style-name="Standard">
      <style:text-properties officeooo:rsid="00377be5" officeooo:paragraph-rsid="00377be5"/>
    </style:style>
    <style:style style:name="P32" style:family="paragraph" style:parent-style-name="Standard">
      <style:text-properties officeooo:rsid="0037a6e0" officeooo:paragraph-rsid="0037a6e0"/>
    </style:style>
    <style:style style:name="P33" style:family="paragraph" style:parent-style-name="Standard">
      <style:text-properties officeooo:rsid="00397821" officeooo:paragraph-rsid="00397821"/>
    </style:style>
    <style:style style:name="T1" style:family="text">
      <style:text-properties officeooo:rsid="00221b67"/>
    </style:style>
    <style:style style:name="T2" style:family="text">
      <style:text-properties officeooo:rsid="0024cae4"/>
    </style:style>
    <style:style style:name="T3" style:family="text">
      <style:text-properties officeooo:rsid="00260667"/>
    </style:style>
    <style:style style:name="T4" style:family="text">
      <style:text-properties officeooo:rsid="002642a5"/>
    </style:style>
    <style:style style:name="T5" style:family="text">
      <style:text-properties officeooo:rsid="00279a3d"/>
    </style:style>
    <style:style style:name="T6" style:family="text">
      <style:text-properties officeooo:rsid="002b0589"/>
    </style:style>
    <style:style style:name="T7" style:family="text">
      <style:text-properties officeooo:rsid="002f8ffe"/>
    </style:style>
    <style:style style:name="T8" style:family="text">
      <style:text-properties officeooo:rsid="003021b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2a0f0" style:font-weight-asian="normal" style:font-weight-complex="normal"/>
    </style:style>
    <style:style style:name="T12" style:family="text">
      <style:text-properties fo:font-weight="normal" officeooo:rsid="0034a039" style:font-weight-asian="normal" style:font-weight-complex="normal"/>
    </style:style>
    <style:style style:name="T13" style:family="text">
      <style:text-properties fo:font-weight="normal" officeooo:rsid="0036e883" style:font-weight-asian="normal" style:font-weight-complex="normal"/>
    </style:style>
    <style:style style:name="T14" style:family="text">
      <style:text-properties officeooo:rsid="003978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ONT-END FOUNDATIONS</text:p>
      <text:p text:style-name="P2">(основы front-end)</text:p>
      <text:p text:style-name="P2"/>
      <text:p text:style-name="P30">HTML</text:p>
      <text:p text:style-name="P2"/>
      <text:p text:style-name="P29"><text:a xlink:type="simple" xlink:href="http://campus.codeschool.com/courses/front-end-foundations/level/1/section/1/video/1">http://campus.codeschool.com/courses/front-end-foundations/level/1/section/1/video/1</text:a></text:p>
      <text:p text:style-name="P29"/>
      <text:p text:style-name="P1">В этом уроке мы будем учиться создавать базовые веб-страницы. </text:p>
      <text:list xml:id="list655905797613956497" text:style-name="L1">
        <text:list-item>
          <text:p text:style-name="P3">Для этого нам понадобится HTML и CSS. </text:p>
        </text:list-item>
        <text:list-item>
          <text:p text:style-name="P3">Мы научимся писать HTML теги и CSS селекторы.</text:p>
        </text:list-item>
        <text:list-item>
          <text:p text:style-name="P3">Создадим разметку страницы с несколькими разделами.</text:p>
        </text:list-item>
        <text:list-item>
          <text:p text:style-name="P3">Будем работать с изображениями.</text:p>
        </text:list-item>
        <text:list-item>
          <text:p text:style-name="P3">И, наконец, научимся использовать шрифты и создавать HTML формы.</text:p>
        </text:list-item>
      </text:list>
      <text:p text:style-name="P1"/>
      <text:p text:style-name="P1">Уровень 1 HTML</text:p>
      <text:p text:style-name="P1">Перед тем, как перейти к созданию кода, давайте узнаем немного больше об истории «всемирной паутины» и об ее создателе, Тиме Бернсе Ли. В 1980-х Тим работал в ЦЕРНе, где он предложил исследователям лучший способ делиться своими исследованиями и читать документы. Поэтому в 1984 он создал систему, названную ENQUIRE, которая брала серию документов и связывала их вместе через штуки, названные гперссылками. Для того времени это была очень крутая вешь, но ей могли пользоваться только ученые. Поэтому у него появилась идея: взять эту систему и сделать ее доступной для всего мира.</text:p>
      <text:p text:style-name="P4">Так, вместе с Робертом Кайлау (Cailliau), в 1990-х <text:span text:style-name="T1">он вынес предложение по созданию WWW.</text:span></text:p>
      <text:p text:style-name="P4"/>
      <text:p text:style-name="P5">Как и задумывалось, WWW связывала документы между собой посредством гиперссылок. А язык, на котором писались страницы бал назван HTML.</text:p>
      <text:p text:style-name="P5">HTML позволяет вам взять любой текстовый документ, написанный в обчкновенном текстовом редакторе и структурировать его в списки, ссылки на другие страницы, добавть изображения и так далее.</text:p>
      <text:p text:style-name="P5"/>
      <text:p text:style-name="P5">Как же расшифровывается аббревиатура HTML?</text:p>
      <text:p text:style-name="P5"><text:s/>HTML — HyperText Markup Language (гипертекстовый язык разметки).</text:p>
      <text:p text:style-name="P5">Гипертекст — это текст, который имеет дополнительную возможность — интерактивность.</text:p>
      <text:p text:style-name="P5">Язык разметки означает, что ва можете буквально «размечать» разделы ваше страницы, списки, ссылки, размеры шрифтов и изображений.</text:p>
      <text:p text:style-name="P5"/>
      <text:p text:style-name="P5">Когда мы пишем HTML, мы помещаем его в отдельный файл. Всегда необходимо убедиться, что расширение данного файла - «.html». Это необходимо, чтобы браузер отображал разметку <text:s/>адекватно.</text:p>
      <text:p text:style-name="P5"/>
      <text:p text:style-name="P6">Получается, в основном браузеры — это HTML «читалки»: они берут <text:s text:c="2"/>HTML файл и знают как правильно отобразить этот языка разметки на экране для пользователя.</text:p>
      <text:p text:style-name="P8">К счастью, разметка отображается одинаково, вне зависимости от браузера, который вы используете. </text:p>
      <text:p text:style-name="P8"/>
      <text:p text:style-name="P9">В этом уроке мы вам покажем:</text:p>
      <text:list xml:id="list7311914267942855955" text:style-name="L2">
        <text:list-item>
          <text:p text:style-name="P7">HTML <text:span text:style-name="T2">код</text:span></text:p>
        </text:list-item>
        <text:list-item>
          <text:p text:style-name="P10">CSS код</text:p>
        </text:list-item>
        <text:list-item>
          <text:p text:style-name="P10">И то, как браузеры их отображают</text:p>
        </text:list-item>
      </text:list>
      <text:p text:style-name="P11">Сайт, который мы будем создавать в этом курсе, называется «Мир рецептов». <text:span text:style-name="T3">Это сайт из нескольких страниц: Домашняя страница, Список рецептов, Индивидуальная страница для каждого рецепта, и страница Предложить рецепт.</text:span></text:p>
      <text:p text:style-name="P11"><text:soft-page-break/></text:p>
      <text:p text:style-name="P11"><text:span text:style-name="T3">Мы начнем с создания страницы рецептов.</text:span></text:p>
      <text:p text:style-name="P11"><text:span text:style-name="T3">Перед тем, как создавать страницу, мы должны определиться с тем, что мы, собственно, хотим на ней отобразить. И хороший способ начать — выделить главные разделы, которые должны быть на странице.</text:span></text:p>
      <text:p text:style-name="P11"/>
      <text:p text:style-name="P11"><text:span text:style-name="T3">У нас будут следующие разделы:</text:span></text:p>
      <text:list xml:id="list6071509734759060790" text:style-name="L3">
        <text:list-item>
          <text:p text:style-name="P12">Заголовок страницы «Мир рецептов» (Recipe World)</text:p>
        </text:list-item>
        <text:list-item>
          <text:p text:style-name="P12">Название рецепта «Волшебный пирожок» (Magic Cake)</text:p>
        </text:list-item>
        <text:list-item>
          <text:p text:style-name="P12">Название секции «Ингредиенты» (ingredients)</text:p>
        </text:list-item>
        <text:list-item>
          <text:p text:style-name="P12">Название секции «Способ приготовления» (directions)</text:p>
        </text:list-item>
      </text:list>
      <text:p text:style-name="P13"/>
      <text:p text:style-name="P13">Мы пишем HTML код с помощью «тегов». И большинство тегов имеют открывающую и закрывающую версии. И содержимое помещается между открывающим и закрывающим тегами. </text:p>
      <text:p text:style-name="P14">Сейчас мы поместим заголовок страницы внутрь тега h1:</text:p>
      <text:p text:style-name="P14"/>
      <text:p text:style-name="P14">&lt;h1&gt; Recipe World &lt;/h1&gt;</text:p>
      <text:p text:style-name="P14"/>
      <text:p text:style-name="P13">Как мы видим, мы открываем тег h1, затем помещаем в него контент, а затем закрываем его аналогичным тегом, но который спереди имеет знак слэша: «/».</text:p>
      <text:p text:style-name="P13"/>
      <text:p text:style-name="P13">h1 — один из множества HTML тегов, коорые мы рассмотрим в течение этого курса. Не старайтесь дословно запомнить каждый тег прямо сйчас, вы всегда сможете освежить их в памяти позже. </text:p>
      <text:p text:style-name="P13"/>
      <text:p text:style-name="P13"><text:span text:style-name="T4">h</text:span>1 — часть группы тегов, называемых «heading tags» - тегами заголовков. Они используются тогда, когда ва хотите обозначить название (заглавие) какого-либо раздела на ваше странице.</text:p>
      <text:p text:style-name="P15">Чем ниже номер в данном теге, тем ниже значимость контента для данной страницы. Поэтому обычно заколовой страницы или название организации обозанчаются тегом h1. Основная идея страница обозначается тегом h2, в данном примере - <text:span text:style-name="T3">«Волшебный пирожок». </text:span>И теги h3 — h6 используются для дальнейшей организации контента на странице, который менее значим. <text:span text:style-name="T5">В нашем примере это будут «Ингредиенты» и «Способ приготовления».</text:span></text:p>
      <text:p text:style-name="P16">Когда мы просмотрим страницу в браузере, мы заметим, что тег h1 отображается большим шрифтом, чем <text:span text:style-name="T6">h2 и h3</text:span>. <text:span text:style-name="T6">А h3 меньше, чем h1 и h2.</text:span></text:p>
      <text:p text:style-name="P16"/>
      <text:p text:style-name="P17">Перейдем к описанию рецепта. Кадый раз, когда у вас на странице должен быть текст, который не является частью заголовков, его обычно заключают в тег &lt;p&gt; (paragraph «параграф»).</text:p>
      <text:p text:style-name="P17"/>
      <text:p text:style-name="P17">Если вам нужно отобразить список, можете использовать тег «ненумированный список» <text:span text:style-name="T7">(«unordered list»)</text:span> - &lt;ul&gt;. <text:s/>Внутри тега &lt;ul&gt;, каждый пункт списка должен быть обернут своим собственным тегом &lt;li&gt; («list item»). </text:p>
      <text:p text:style-name="P17"/>
      <text:p text:style-name="P18">&lt;h3&gt;<text:span text:style-name="T3">Ингредиенты</text:span>&lt;/h3&gt;</text:p>
      <text:p text:style-name="P17">&lt;ul&gt;</text:p>
      <text:p text:style-name="P17"><text:tab/>&lt;li&gt;2 яйца&lt;/li&gt;</text:p>
      <text:p text:style-name="P17"><text:tab/>&lt;li&gt;стакан сахара&lt;/li&gt;</text:p>
      <text:p text:style-name="P17"><text:tab/>&lt;li&gt;пачка маргарина&lt;/li&gt;</text:p>
      <text:p text:style-name="P17">&lt;/ul&gt;</text:p>
      <text:p text:style-name="P20">Как вы могли заметить, это первый раз, когда нам встречается тег внутри другого тега. Раньше у нас были открывающий тег, текст и закрывающий тег. Но здесь, между <text:s/><text:soft-page-break/>открывающим и <text:s/>закрывающим тегом &lt;ul&gt;, у нас есть несколько других тегов. Это называется «вложенные теги» («nesting tags»). И кода вы видите &lt;li&gt; внутри &lt;ul&gt;, &lt;ul&gt; называется родительским тегом, а все теги, которые находятся внутри него — дочерние теги.</text:p>
      <text:p text:style-name="P20">Отступы в коде — отличный способ увидеть какие теги находятся внутри других тегов. Каждый раз, когда вы обозначаете вложенный тег, ставьте перед ним два пробела или tab. Так мы сможем посмотреть на страницу и сказать сразу — какие теги находятся внутри других.</text:p>
      <text:p text:style-name="P21">Это пример того как НЕ стоит писать код:</text:p>
      <text:p text:style-name="P19">&lt;h3&gt;<text:span text:style-name="T3">Ингредиенты</text:span>&lt;/h3&gt;</text:p>
      <text:p text:style-name="P19">&lt;ul&gt;&lt;li&gt;2 яйца&lt;/li&gt;&lt;li&gt;стакан сахара&lt;/li&gt;&lt;li&gt;пачка маргарина&lt;/li&gt;&lt;/ul&gt;</text:p>
      <text:p text:style-name="P19"/>
      <text:p text:style-name="P22">Технически, код все еще валиден, но очень сложен для чтания и понимания, какие же теги находятся внутри других.</text:p>
      <text:p text:style-name="P22"/>
      <text:p text:style-name="P22">Наш список ингредиентов был ненумированным списком, потому что нем не важно их почвление в определенном порядке. Но если вам все же необходимо появление пунктов в особом порядке, как в случае со споаом приготовления, ва можете использовать тег «нумированный список» («ordered list») - &lt;ol&gt;. <text:span text:style-name="T8">Данный тег работает точно так же, как и &lt;ul&gt;.</text:span></text:p>
      <text:p text:style-name="P22"/>
      <text:p text:style-name="P23">&lt;h3&gt;Способ приготовления&lt;/h3&gt;</text:p>
      <text:p text:style-name="P23">&lt;ol&gt;</text:p>
      <text:p text:style-name="P23"><text:tab/>&lt;li&gt;Смешайте все в большой миске&lt;/li&gt;</text:p>
      <text:p text:style-name="P23"><text:tab/>&lt;li&gt;Вылейте в непригораемуб посуду&lt;/li&gt;</text:p>
      <text:p text:style-name="P23"><text:tab/>&lt;li&gt;Выпекайте при 350 градусах в течение часа&lt;/li&gt;</text:p>
      <text:p text:style-name="P23">&lt;/ol&gt;</text:p>
      <text:p text:style-name="P23"/>
      <text:p text:style-name="P23">Вот как он выгядит в браузере:</text:p>
      <text:p text:style-name="P23"/>
      <text:p text:style-name="P25">Способ приготовления</text:p>
      <text:list xml:id="list8012537668377554216" text:style-name="L4">
        <text:list-item>
          <text:p text:style-name="P24">Смешайте все в большой миске</text:p>
        </text:list-item>
        <text:list-item>
          <text:p text:style-name="P24">Вылейте в непригораемуб посуду</text:p>
        </text:list-item>
        <text:list-item>
          <text:p text:style-name="P24">Выпекайте при 350 градусах в течение часа</text:p>
        </text:list-item>
      </text:list>
      <text:p text:style-name="P26"/>
      <text:p text:style-name="P26">&lt;ol&gt; нумерует каждый пункт списка, поскольку они должны следовать точно друг за другом.</text:p>
      <text:p text:style-name="P26"/>
      <text:p text:style-name="P26">Мы уже достигли больших успехов в создании наше страницы, но есть несколько дополнительных тегов, внутри которых мы должны поместить уже созданные нами теги, чтобы быть уверенными в правильности отображения нашей страницы. </text:p>
      <text:p text:style-name="P26"/>
      <text:p text:style-name="P27">Первый тег — это &lt;body&gt;. Весь вилимы контент вашей страницы должен быт обернут в тег &lt;body&gt;. То есть, <text:span text:style-name="T10">&lt;body&gt;</text:span><text:span text:style-name="T9"> - </text:span><text:span text:style-name="T10">родитель всех видимых элементов. &lt;body&gt; </text:span><text:span text:style-name="T11">фактически ничего не отображает и не изменяет содержания страницы, он просто поиогает держат содержимое страница организовааным, и позволяет браузеру понять, что именно его содержимое должно отображаться.</text:span></text:p>
      <text:p text:style-name="P27"/>
      <text:p text:style-name="P28"><text:span text:style-name="T10">Любой код, который должен запускаться перед тем, как страница отобразится, помещается внутрь тега &lt;head&gt;. Поку у нас нет ничего, что можно было бы поместить внутрь тега &lt;head&gt;, но впоследствии мы будем его использовать чтобы поместить разные полезные скрипты на страницу — CSS или JavaScript.</text:span></text:p>
      <text:p text:style-name="P28"/>
      <text:p text:style-name="P28"><text:span text:style-name="T10">Теперь мы пойдем на один шаг дальше и обернем наши теги &lt;head&gt; и &lt;body&gt; в тег <text:s/>&lt;html&gt;. На странице всегда только один <text:s/>&lt;html&gt; тег, и, подобно <text:s/>тегам &lt;head&gt; и &lt;body&gt;, он не меняе внешнюю форму представления страницы, но просто позволяет структурировать содержимое </text:span><text:soft-page-break/><text:span text:style-name="T10">страницы, таким образом, браузер сможет отобразить его в наилучшем виде.</text:span></text:p>
      <text:p text:style-name="P23"><text:s/></text:p>
      <text:p text:style-name="P28">Не забывайте, что при построении нашей страницы, мы делаем отступы, чтобы легко можно было увидеть ее структуру: <text:span text:style-name="T10">&lt;head&gt; и &lt;body&gt; - дочерние элементы &lt;html&gt;, </text:span><text:span text:style-name="T12">а &lt;ul&gt;, &lt;ol&gt;, &lt;h3&gt;, &lt;p&gt; - дочерние элементы &lt;body&gt;.</text:span></text:p>
      <text:p text:style-name="P28"/>
      <text:p text:style-name="P29"><text:span text:style-name="T10">И, наконец, финальная «вишенка» на нашем HTML пирожке — это DOCTYPE. <text:s/>DOCTYPE определяет версию HTML, которую браузер должен использовать, чтобы отобразить написанныйвами HTML код.</text:span></text:p>
      <text:p text:style-name="P29"><text:span text:style-name="T10">Когда вы пишете &lt;!DOCTYPE html&gt;, и не указываете версию, браузер просто использует последнююю и</text:span><text:span text:style-name="T13">з</text:span><text:span text:style-name="T10"> доступных версий.</text:span></text:p>
      <text:p text:style-name="P23"/>
      <text:p text:style-name="P23"/>
      <text:p text:style-name="P23"/>
      <text:p text:style-name="P30">CSS</text:p>
      <text:p text:style-name="P30"/>
      <text:p text:style-name="P30"><text:a xlink:type="simple" xlink:href="http://campus.codeschool.com/courses/front-end-foundations/level/2/section/1/video/1">http://campus.codeschool.com/courses/front-end-foundations/level/2/section/1/video/1</text:a></text:p>
      <text:p text:style-name="P31"/>
      <text:p text:style-name="P31">В данном уроке мы научимся изменять внешний вид HTML кода.</text:p>
      <text:p text:style-name="P31">В первое время существования WWW не было такого понятия, как CSS. Тогда не было большого различия между тем, как <text:s/>HTML организует содержание страницы и тем, как он выглядит.</text:p>
      <text:p text:style-name="P32">Тогда были такие неприятные строки кода как эта:</text:p>
      <text:p text:style-name="P32">&lt;h3 color=red&gt;&lt;center&gt;Ингредиенты&lt;/center&gt;&lt;/h3&gt;</text:p>
      <text:p text:style-name="P32">Приходилось указывать цвет текста как аттрибут тега. И центрировать текст также с помощью тега (&lt;center&gt;).</text:p>
      <text:p text:style-name="P32">Но HTML не должен определять как выглядит элемент, он должен только обозначать его структуру.</text:p>
      <text:p text:style-name="P32"/>
      <text:p text:style-name="P32">К счастью, люди, которые занимались конструированием WWW, поняли, что стилизация текста таким образом — не самая лучшая идея, и они решили создать язык, на котором можно писать правила, которые отвечают за внешнее оформление текста. Этот язык получил название CSS.</text:p>
      <text:p text:style-name="P32"/>
      <text:p text:style-name="P32">CSS определяет как HTML теги должны выглядеть. Например, нам надо сделать тег h3 зеленым, увеличить размер шрифта и сделать ему границу снизу.</text:p>
      <text:p text:style-name="P32"/>
      <text:p text:style-name="P32">Если у любой страницы откючить CSS, они все начнут выглядеть одинаково. Именно CSS отвечает за то, что все страницы выглядят по-разному.</text:p>
      <text:p text:style-name="P32"/>
      <text:p text:style-name="P32">CSS работает через селекторы, которые выбирают определенный HTML тег(теги), а затем задают им <text:span text:style-name="T14">свойства, которые изменяют <text:s/>внешний вид тегов.</text:span></text:p>
      <text:p text:style-name="P32"/>
      <text:p text:style-name="P33">Итак, у нас есть простой параграф:</text:p>
      <text:p text:style-name="P33"/>
      <text:p text:style-name="P33">&lt;p&gt;Наш «Волжебный пирожок» - одни из самых вкуснейших … &lt;/p&gt;</text:p>
      <text:p text:style-name="P33"/>
      <text:p text:style-name="P33">Самый простой способ выбрать данный параграф через CSS — написать просто имя тега без скобок - «р». CSS не использует такие скобки: «&lt; &gt;».</text:p>
      <text:p text:style-name="P33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20:40:59.628625394</meta:creation-date>
    <dc:date>2014-12-19T23:23:24.713456931</dc:date>
    <meta:editing-duration>PT2H29M23S</meta:editing-duration>
    <meta:editing-cycles>22</meta:editing-cycles>
    <meta:generator>LibreOffice/4.2.7.2$Linux_X86_64 LibreOffice_project/420m0$Build-2</meta:generator>
    <meta:document-statistic meta:table-count="0" meta:image-count="0" meta:object-count="0" meta:page-count="4" meta:paragraph-count="92" meta:word-count="1390" meta:character-count="9613" meta:non-whitespace-character-count="8286"/>
  </office:meta>
</office:document-meta>
</file>